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bac5" officeooo:paragraph-rsid="0004bac5"/>
    </style:style>
    <style:style style:name="P2" style:family="paragraph" style:parent-style-name="Standard">
      <style:text-properties officeooo:rsid="0004bac5" officeooo:paragraph-rsid="0004bac5"/>
    </style:style>
    <style:style style:name="P3" style:family="paragraph" style:parent-style-name="Standard">
      <style:text-properties officeooo:rsid="0005ed53" officeooo:paragraph-rsid="0005ed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lman-Ford : </text:p>
      <text:p text:style-name="P1"><text:tab/>Pour chaque arête si la source n’est pas à l’infini :</text:p>
      <text:p text:style-name="P1"><text:tab/><text:tab/>On relache l’arête.</text:p>
      <text:p text:style-name="P3">Tas de fibonacci :</text:p>
      <text:p text:style-name="P3"><text:tab/>forêt d’arbres enracinés, chaque nœud possède :</text:p>
      <text:p text:style-name="P3">- Valeur de priorité</text:p>
      <text:p text:style-name="P3">- Nb d’enfants (degré)</text:p>
      <text:p text:style-name="P3">- Pointeur vers parent et un des enfants.</text:p>
      <text:p text:style-name="P3">MINIMISER LE DEGRE DES NOEUDS</text:p>
      <text:p text:style-name="P3">→ La taille d’un sous-arbre d’un nœud de degré k et au plus de degré Fk+2, Fk k-ième nb de la suite de fibonacci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3:56:22.166264756</meta:creation-date>
    <dc:date>2024-06-16T20:02:58.056096729</dc:date>
    <meta:editing-duration>PT36M15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1" meta:paragraph-count="10" meta:word-count="72" meta:character-count="381" meta:non-whitespace-character-count="314"/>
  </office:meta>
</office:document-meta>
</file>